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14d85"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669aa"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6684a"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80684"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f02c" officeooo:paragraph-rsid="0028f02c"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9b44" officeooo:paragraph-rsid="00359b44"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6684a" officeooo:paragraph-rsid="0036684a"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officeooo:rsid="002beb5d" officeooo:paragraph-rsid="002beb5d"/>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officeooo:rsid="002d3232" officeooo:paragraph-rsid="002d3232"/>
    </style:style>
    <style:style style:name="P15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7" style:family="paragraph" style:parent-style-name="Text_20_body">
      <style:paragraph-properties fo:margin-left="0in" fo:margin-right="0in" fo:text-align="justify" style:justify-single-word="false" fo:text-indent="0.1965in" style:auto-text-indent="false"/>
      <style:text-properties fo:language="ru" fo:country="RU" officeooo:paragraph-rsid="002262f0"/>
    </style:style>
    <style:style style:name="P15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1" style:family="paragraph" style:parent-style-name="Text_20_body">
      <style:paragraph-properties fo:margin-left="0in" fo:margin-right="0in" fo:text-align="justify" style:justify-single-word="false" fo:text-indent="0.1965in" style:auto-text-indent="false"/>
      <style:text-properties fo:language="en" fo:country="US" officeooo:rsid="002f1d98" officeooo:paragraph-rsid="002f1d98"/>
    </style:style>
    <style:style style:name="P162" style:family="paragraph" style:parent-style-name="Heading_20_1">
      <style:paragraph-properties fo:margin-left="0in" fo:margin-right="0in" fo:text-align="center" style:justify-single-word="false" fo:text-indent="0.1965in" style:auto-text-indent="false"/>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47245"/>
    </style:style>
    <style:style style:name="T12" style:family="text">
      <style:text-properties fo:language="ru" fo:country="RU" officeooo:rsid="003476ec"/>
    </style:style>
    <style:style style:name="T13" style:family="text">
      <style:text-properties fo:language="ru" fo:country="RU" officeooo:rsid="003aef83"/>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380684"/>
    </style:style>
    <style:style style:name="T22" style:family="text">
      <style:text-properties fo:language="en" fo:country="US" officeooo:rsid="00396e49"/>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officeooo:rsid="0028f02c" style:font-style-asian="normal" style:font-style-complex="normal"/>
    </style:style>
    <style:style style:name="T34" style:family="text">
      <style:text-properties style:use-window-font-color="true" fo:language="ru" fo:country="RU" fo:font-style="normal" officeooo:rsid="00303223"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officeooo:rsid="001eaccf" style:font-style-asian="normal" style:font-style-complex="normal"/>
    </style:style>
    <style:style style:name="T49" style:family="text">
      <style:text-properties style:use-window-font-color="true" fo:font-style="normal" officeooo:rsid="001f6f69"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text-underline-style="none" style:font-style-asian="normal" style:font-style-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officeooo:rsid="00396e49"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style:style style:name="T82" style:family="text">
      <style:text-properties officeooo:rsid="00146497"/>
    </style:style>
    <style:style style:name="T83" style:family="text">
      <style:text-properties officeooo:rsid="00154802"/>
    </style:style>
    <style:style style:name="T84" style:family="text">
      <style:text-properties officeooo:rsid="0015e1c0"/>
    </style:style>
    <style:style style:name="T85" style:family="text">
      <style:text-properties officeooo:rsid="00165c94"/>
    </style:style>
    <style:style style:name="T86" style:family="text">
      <style:text-properties officeooo:rsid="0016c901"/>
    </style:style>
    <style:style style:name="T87" style:family="text">
      <style:text-properties officeooo:rsid="0018fa20"/>
    </style:style>
    <style:style style:name="T88" style:family="text">
      <style:text-properties officeooo:rsid="0018fbca"/>
    </style:style>
    <style:style style:name="T89" style:family="text">
      <style:text-properties officeooo:rsid="001a99d0"/>
    </style:style>
    <style:style style:name="T90" style:family="text">
      <style:text-properties officeooo:rsid="001bc603"/>
    </style:style>
    <style:style style:name="T91" style:family="text">
      <style:text-properties officeooo:rsid="001ccfe6"/>
    </style:style>
    <style:style style:name="T92" style:family="text">
      <style:text-properties officeooo:rsid="001f6f69"/>
    </style:style>
    <style:style style:name="T93" style:family="text">
      <style:text-properties officeooo:rsid="002669aa"/>
    </style:style>
    <style:style style:name="T94" style:family="text">
      <style:text-properties officeooo:rsid="0028f02c"/>
    </style:style>
    <style:style style:name="T95" style:family="text">
      <style:text-properties officeooo:rsid="002aaa54"/>
    </style:style>
    <style:style style:name="T96" style:family="text">
      <style:text-properties officeooo:rsid="0036684a"/>
    </style:style>
    <style:style style:name="T97" style:family="text">
      <style:text-properties officeooo:rsid="00380684"/>
    </style:style>
    <style:style style:name="T98" style:family="text">
      <style:text-properties officeooo:rsid="00396e49"/>
    </style:style>
    <style:style style:name="T99" style:family="text">
      <style:text-properties officeooo:rsid="00397d4b"/>
    </style:style>
    <style:style style:name="T100" style:family="text">
      <style:text-properties officeooo:rsid="003a0ad9"/>
    </style:style>
    <style:style style:name="T101" style:family="text">
      <style:text-properties officeooo:rsid="003aef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Последний фанфик</text:h>
      <text:p text:style-name="P52"/>
      <text:h text:style-name="P16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4">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4">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4">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4">– Нэш, к</text:span>ак называется наш проект?</text:p>
      <text:p text:style-name="P75"><text:span text:style-name="T8">– </text:span><text:span text:style-name="T63">Дайсон.</text:span></text:p>
      <text:p text:style-name="P75"><text:span text:style-name="T8">– </text:span><text:span text:style-name="T63">Сколько тебе лет?</text:span></text:p>
      <text:p text:style-name="P75"><text:span text:style-name="T8">– </text:span><text:span text:style-name="T63">Два года с начала запуска кластера.</text:span></text:p>
      <text:p text:style-name="P75"><text:span text:style-name="T8">– </text:span><text:span text:style-name="T63">Какой сейчас год?</text:span></text:p>
      <text:p text:style-name="P75"><text:span text:style-name="T8">– </text:span><text:span text:style-name="T55">20</text:span><text:span text:style-name="T40">19</text:span><text:span text:style-name="T63">-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1">Ага, уже теплее.</text:p>
      <text:p text:style-name="P31"/>
      <text:p text:style-name="P75"><text:span text:style-name="T8">– Нэш</text:span><text:span text:style-name="T63">,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4">–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4">–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4">.</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4">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29"/>
      <text:p text:style-name="P1"><text:span text:style-name="T37">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20">—</text:span><text:span text:style-name="T56">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4">–</text:span> Она очнулась. Хвала небу, нам это удалось!</text:p>
      <text:p text:style-name="P31"/>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да и не должно быть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2">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4">!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4">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сматри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8493378378676301387"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4">.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4">Ну, понятно, в элитном придворцовом квартале, который представляет из себя </text:span><text:span text:style-name="T1">верхний город</text:span><text:span text:style-name="T14">,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4">Как раз </text:span><text:span text:style-name="T1">на мосту, </text:span><text:span text:style-name="T14">на спуске в нижний </text:span><text:span text:style-name="T1">город, </text:span><text:span text:style-name="T14">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9">Подобно олуху из дешёвой комедии, я припустил со всех ног за монеткой и в долгой погоне <text:span text:style-name="T14">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30"> – </text:span><text:span text:style-name="T31">2135</text:span><text:span text:style-name="T30"> A.C.</text:span><text:span text:style-name="T31">»</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Клянусь, дорогая, это в прошлом! И</text:span>,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4">За прошедшие дни я уже привык и к магии, и к разумным эквиноподобным и даже </text:span><text:span text:style-name="T1">к деревянным дирижаблям</text:span><text:span text:style-name="T14">.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4">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4">–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5">–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4">– </text:span>Не забывай, человек, я — могущественный маг и правитель Эквестрии. Ко мне нужно относиться с должным уважением!</text:p>
      <text:p text:style-name="P47"><text:span text:style-name="T14">– </text:span>А то что? Превратишь в жабу? Сошлёшь на луну? Убьёшь нахер?</text:p>
      <text:p text:style-name="P47">Аликорница сникла. Уши её опустились.</text:p>
      <text:p text:style-name="P47"><text:span text:style-name="T14">– Анонимус</text:span>, не надо… Ты же знаешь, я этого не сделаю.</text:p>
      <text:p text:style-name="P47"><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47"><text:span text:style-name="T14">Аликорница уселась н</text:span>а пол <text:span text:style-name="T14">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4">– Лады! Вот видишь, со мной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47"><text:span text:style-name="T14">Л</text:span>ампа<text:span text:style-name="T14"> отбрасывал</text:span>а<text:span text:style-name="T14"> мягкие тени на стену библиотеки. Селестия, расположи</text:span>вшись<text:span text:style-name="T14"> лёжа у моего кресл</text:span>а,<text:span text:style-name="T14">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4">– </text:span>Вот, читай отсюда. <text:span text:style-name="T14">–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7">Прижав </text:span>уши к голове, <text:span text:style-name="T67">она дала</text:span> задний ход <text:span text:style-name="T67">и </text:span>выкарабкалась обратно. Окинув библиотеку отчаянным взглядом, <text:span text:style-name="T6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81">Всё пошло не так. Не могу уловить точку концентрации. Сила приложена к чему-то большему, чем лист бумаги. К чему-то неизмеримо большему. </text:span><text:span text:style-name="T8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4">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6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4">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7">любви</text:span> начинаешь понимать только тогда, когда <text:span text:style-name="T6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6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4">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не торопись,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4">–</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 Они… м-м-м… не больны… в некотором смысле… <text:span text:style-name="T14">–</text:span> гонец изо всех сил ковырял копытом <text:s/>п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4">—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4">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4">—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4">10</text:span>. (40*<text:span text:style-name="T14">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4">— оставить тебе напутствие.</text:span></text:p>
      <text:p text:style-name="P58"><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58">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Анонимус.</text:p>
      <text:p text:style-name="P1">Я захлопнул трактат<text:span text:style-name="T14">.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Анониму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3">— вся архитектура явно </text:span><text:span text:style-name="T32">была </text:span><text:span text:style-name="T43">заточена под крылатых. Таких, для которых приземлиться на балкон в тронном зале или уйти через портик на крыше</text:span><text:span text:style-name="T59"> </text:span><text:span text:style-name="T43">— обычное дело. </text:span><text:span text:style-name="T59">Хорошо, что </text:span><text:span text:style-name="T4">заместительная терапия Селестии и </text:span><text:span text:style-name="T59">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3">— книжный шкаф и напольная подставка для чтения с </text:span><text:span text:style-name="T32">упором в виде </text:span><text:span text:style-name="T43">голов</text:span><text:span text:style-name="T32">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3"> и фонтанчик</text:span><text:span text:style-name="T32">а</text:span><text:span text:style-name="T43">. </text:span><text:span text:style-name="T32">Каменный пол комнаты был </text:span><text:soft-page-break/><text:span text:style-name="T32">покрыт розовым ковром с длиннейшим ворсом.</text:span><text:span text:style-name="T43"> </text:span><text:span text:style-name="T32">Его центр занимал высокий </text:span><text:span text:style-name="T43">кругл</text:span><text:span text:style-name="T32">ый</text:span><text:span text:style-name="T43"> </text:span><text:span text:style-name="T32">футон</text:span><text:span text:style-name="T43"> </text:span><text:span text:style-name="T32">с</text:span><text:span text:style-name="T43"> велик</text:span><text:span text:style-name="T32">им</text:span><text:span text:style-name="T43"> множество</text:span><text:span text:style-name="T32">м</text:span><text:span text:style-name="T43"> подушек. Среди них я с удивлением заметил плюшевую единорожку </text:span><text:span text:style-name="T32">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4">—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4">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4">.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4">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4">—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4">— </text:span>фантазировать на эротические темы с фантастическим уклоном, и совсем другое <text:span text:style-name="T14">—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4">–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4">–</text:span> Иногда хочется забыться, <text:span text:style-name="T14">–</text:span> перехватила мой взгляд аликорница, <text:span text:style-name="T14">–</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4">–</text:span> А <text:span text:style-name="T1">водку</text:span> у вас принято пить?</text:p>
      <text:p text:style-name="P3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47"><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4">– Я несказанно рада, что, наконец-то, могу назвать тебя своим ближайшим другом. </text:span>– мурлыкнула Селестия. – <text:span text:style-name="T14">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4">– Это ты называешь </text:span>«<text:span text:style-name="T14">дружбой</text:span>»<text:span text:style-name="T14">? – с </text:span>улыбкой хмыкнул<text:span text:style-name="T14"> я. – </text:span>Мне нравится твоё чувство юмора.</text:p>
      <text:p text:style-name="P47">Аликорница в недоумении взглянула на меня.</text:p>
      <text:p text:style-name="P47"><text:span text:style-name="T14">–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4">– </text:span>Нет, что ты, Сел, не мели ерунды! Я всем доволен, я просто в восторге. Мне вообще кажется, что я попал в рай, прямо в храм любви,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поняла моих чувств к тебе. Я <text:span text:style-name="T14">—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43">–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3">–</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7">А из Пинто Крика уже месяц нет новостей…</text:span></text:p>
      <text:p text:style-name="P3"><text:span text:style-name="T43">– </text:span><text:span text:style-name="T47">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7">– </text:span>“<text:span text:style-name="T1">Что я могу сделать, чтобы вернуть всё назад?</text:span>”</text:p>
      <text:p text:style-name="P15"><text:span text:style-name="T47">– </text:span><text:span text:style-name="T32">Так и сказала?</text:span></text:p>
      <text:p text:style-name="P1"><text:span text:style-name="T43">– </text:span><text:span text:style-name="T32">Да, </text:span><text:span text:style-name="T35">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2">Что бы это значило, Флёр?</text:span></text:p>
      <text:p text:style-name="P15"><text:span text:style-name="T47">–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4">–</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4">–</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2">—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4">–</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3">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text:span><text:span text:style-name="T12">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4">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6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9">— </text:span><text:span text:style-name="T4">зачем привлекать ненужное внимание</text:span><text:span text:style-name="T59"> к своей особе? </text:span><text:span text:style-name="T4">После всеобщего интереса кантерлотской знати к тебе, как к королевскому любимчику, тебе хочется покоя.</text:span><text:span text:style-name="T59"> Да и собраться с мыслями проще в доме, избавленном от </text:span><text:span text:style-name="T4">гостинничной </text:span><text:span text:style-name="T59">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3">исчезновений уже год. Почту за честь работать </text:span><text:span text:style-name="T32">под твоим руководством</text:span><text:span text:style-name="T43">. Погоди немного, я </text:span><text:span text:style-name="T32">от</text:span><text:span text:style-name="T43">систематизирую нужную информацию и расскажу тебе, насколько далеко смогла продвинуться.</text:span></text:p>
      <text:p text:style-name="P33"><text:soft-page-break/>“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5">,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text:span>А<text:span text:style-name="T14"> что, если…”</text:span></text:p>
      <text:p text:style-name="P47"><text:span text:style-name="T14">–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3">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4">— максимум двух пони, </text:span>после чего мне придётся восстанавливаться около трёх месяцев<text:span text:style-name="T14">. С вами же я связана в круг Элементов Гармонии, что позволит мне вызвать магический резонанс и вовлечь в </text:span>Прозрение вас всех<text:span text:style-name="T14">.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4">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40">”</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0">ведь </text:span><text:span text:style-name="T46">я </text:span><text:soft-page-break/><text:span text:style-name="T46">—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3"> </text:span><text:span text:style-name="T41">Видения этих городов</text:span><text:span text:style-name="T53"> дрожали, <text:s/>пересекались </text:span><text:span text:style-name="T41">и постоянно множились</text:span><text:span text:style-name="T53">.</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4">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7">—</text:span><text:span text:style-name="T18"> </text:span><text:span text:style-name="T63">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4">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6">чёрный экран?</text:span></text:p>
      <text:p text:style-name="P44"/>
      <text:p text:style-name="P48">***</text:p>
      <text:p text:style-name="P47"/>
      <text:p text:style-name="P58">Дата: 12.04.<text:span text:style-name="T14">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4">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text:span text:style-name="T82">Ты же не против?</text:span>).</text:p>
      <text:p text:style-name="P58"><text:soft-page-break/>У меня есть прорыв по расследованию! Твайлайт Спаркл вышла на <text:span text:style-name="T82">Великое</text:span> Откровение с помощью заклинания Прозрения. <text:span text:style-name="T83">Ты здорово натаскала её в магии! </text:span>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text:span text:style-name="T84">обмакнул</text:span> перо в <text:span text:style-name="T84">чернила</text:span>.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text:span text:style-name="T84">Великое</text:span>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text:span text:style-name="T84">изыскания</text:span>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text:span text:style-name="T84">Проклятье</text:span>, опять перо <text:span text:style-name="T84">загнулось</text:span>!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text:span text:style-name="T85">от бумаги </text:span>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text:span text:style-name="T85">очень </text:span>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text:span text:style-name="T86">кроме пива,</text:span> нужна любая информация про <text:span text:style-name="T86">Великое</text:span>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text:span text:style-name="T87">отрезка</text:span>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text:span text:style-name="T87">Великое</text:span>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text:span text:style-name="T88">к</text:span>онце <text:span text:style-name="T88">в</text:span>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9">— </text:span>тем, кто будет читать мои слова в <text:span text:style-name="T88">к</text:span>онце <text:span text:style-name="T88">в</text:span>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pan text:style-name="T88">Проклятье</text:span>!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text:span text:style-name="T88">Великое</text:span>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text:span text:style-name="T88">Великим</text:span>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4"><text:span text:style-name="T14"/></text:p>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text:span text:style-name="T89">виднеется</text:span>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text:span text:style-name="T90">на ветру </text:span>гриве сверкали алмазной россыпью, ресницы покрылись серебряной патиной. Я смотрел на неё и снова <text:span text:style-name="T90"><text:s/>вспоминал</text:span>,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text:span text:style-name="T90">в</text:span>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text:span text:style-name="T90">Т</text:span>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text:span text:style-name="T91">Ультрамариновый факел прогнал прочь снег и метель, расчистив для меня дорогу. </text:span>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9">В</text:span><text:span text:style-name="T47">ьюга </text:span><text:span text:style-name="T48">бил</text:span><text:span text:style-name="T49">а</text:span><text:span text:style-name="T48">сь о</text:span><text:span text:style-name="T47"> границ</text:span><text:span text:style-name="T48">у</text:span><text:span text:style-name="T47"> освещённой зоны </text:span><text:span text:style-name="T48">в яростном бессилии</text:span><text:span text:style-name="T47">. Селестия коснулась меня своим рогом. </text:span>Я почувствовал, как холод <text:span text:style-name="T92">постепенно </text:span>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text:span text:style-name="T92">стужу</text:span>.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text:span text:style-name="T92">прямо </text:span>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144">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3">—</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157">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4">заклинание П</text:span>розрения<text:span text:style-name="T14">.</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text:span><text:span text:style-name="T11">Не-не-не, н</text:span><text:span text:style-name="T1">икакой моей частицы и не требуется! Сколько раз повторять, Блум, </text:span>— <text:span text:style-name="T1">я </text:span><text:span text:style-name="T11">и </text:span><text:span text:style-name="T1">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145">– Ну, если п<text:span text:style-name="T93">родолжить</text:span> аналоги<text:span text:style-name="T93">ю</text:span> с садовым шлангом <text:span text:style-name="T14">—</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text:span text:style-name="T94">и</text:span> <text:span text:style-name="T94">футов</text:span>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text:span><text:span text:style-name="T33">Я</text:span><text:span text:style-name="T32"> всего лишь единорог, не то, что некоторые!</text:span><text:span text:style-name="T43"> </text:span><text:span text:style-name="T32">Мощнее ускорителя только магия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text:span text:style-name="T1">Анон</text:span>.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43">– Я </text:span><text:span text:style-name="T47">всегда буду оставаться в тени. </text:span><text:span text:style-name="T43">– </text:span><text:span text:style-name="T47">хлюпала единорожка. </text:span><text:span text:style-name="T43">–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4">– </text:span>Ты?!</text:p>
      <text:p text:style-name="P95"><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4">– М</text:span>ожет, тогда ты скажешь, что в нём пошло не так и почему к вам попал я, а не сверхаликорн?</text:p>
      <text:p text:style-name="P95"><text:span text:style-name="T14">– </text:span>Не скажу. Заклинания Стар Свирла Бородатого обычно если срабатывают, то без ошибок.</text:p>
      <text:p text:style-name="P47"><text:span text:style-name="T14">– Если </text:span>только <text:span text:style-name="T14">их правильно вызывают. – </text:span>пробурчал Спайк, возвращаясь в корзинку.</text:p>
      <text:p text:style-name="P148">Я озадаченно взглянул на единорожку.</text:p>
      <text:p text:style-name="P33"><text:span text:style-name="T14">–</text:span> <text:span text:style-name="T1">Эмм. </text:span>Что он имел ввиду?</text:p>
      <text:p text:style-name="P3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text:span text:style-name="T94">вложить</text:span>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text:span text:style-name="T94">кантерлотский же </text:span>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text:span text:style-name="T95">руины замка Сестёр в </text:span>Вечнодик<text:span text:style-name="T95">ом</text:span> лес<text:span text:style-name="T95">у</text:span>. Хотя он<text:span text:style-name="T95">и</text:span> уже в то время был<text:span text:style-name="T95">и</text:span> очень опасным местом. <text:span text:style-name="T1">Мне известно,</text:span> чем всё закончилось. <text:span text:style-name="T14">–</text:span> <text:span text:style-name="T1">е</text:span>динорожка опустила голову.</text:p>
      <text:p text:style-name="P33"><text:span text:style-name="T14">– </text:span><text:span text:style-name="T1">Да, завершилось всё препаршиво. Принцесса Луна сказала, лучше бы её обратно на луну закинули.</text:span></text:p>
      <text:p text:style-name="P154"><text:span text:style-name="T1">Единорожка с жаром закивала.</text:span></text:p>
      <text:p text:style-name="P33"><text:span text:style-name="T14">–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4">– </text:span><text:span text:style-name="T1">Хм. Нет.</text:span></text:p>
      <text:p text:style-name="P33"><text:span text:style-name="T14">– </text:span><text:span text:style-name="T1">А друзья?</text:span></text:p>
      <text:p text:style-name="P33"><text:span text:style-name="T14">– </text:span><text:span text:style-name="T1">У меня был друг. Погиб два месяца назад.</text:span></text:p>
      <text:p text:style-name="P155"><text:span text:style-name="T1">Уши единорожки опустились в печали.</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1">Единорожка покраснела и пробормотала нечто вроде: <text:span text:style-name="T32">«</text:span><text:span text:style-name="T34">кстати, это идея…</text:span><text:span text:style-name="T32">»</text:span></text:p>
      <text:p text:style-name="P1"><text:span text:style-name="T14">–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8">Чужестранец-примат разбил сердце нашей обожаемой Селестии! Двор в отчаянии </text:span><text:span text:style-name="T17">—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149">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4">– </text:span>Привет, Эй-Джей! У тебя проблемы?</text:p>
      <text:p text:style-name="P47"><text:span text:style-name="T14">– </text:span>Привет, сахарок. <text:span text:style-name="T14">– </text:span>озабоченно поприветствовала меня фермерша.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4">– </text:span>А ты, <text:span text:style-name="T96">Большой </text:span>Мак, вместо того, <text:span text:style-name="T96">ш</text:span>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text:span text:style-name="T96">балка</text:span> треснула неровно, сломанные части можно было скрепить вместе парой обжимных хомутов.</text:p>
      <text:p text:style-name="P47"><text:span text:style-name="T14">–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4">–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4">– Г</text:span>отово. Принимай работу, хозяйка!</text:p>
      <text:p text:style-name="P47">Эпплджек <text:span text:style-name="T96">присвистнула и </text:span>стиснула меня в сокрушающих объятиях.</text:p>
      <text:p text:style-name="P146"><text:soft-page-break/><text:span text:style-name="T14">– </text:span>Спасибо, сахарок! Ты не представляешь, как ты нас выручил! Стыдно сказать, но в последнее время дома ни бита: дела идут совсем <text:span text:style-name="T96">паршиво</text:span>. Продаём почти <text:span text:style-name="T96">што </text:span>задаром, лишь бы брали.</text:p>
      <text:p text:style-name="P150">Кобылка строго посмотрела на брата.</text:p>
      <text:p text:style-name="P146"><text:span text:style-name="T14">– </text:span><text:s/>А перегруза не будет, половину товара Макинтош <text:span text:style-name="T96">на себе </text:span>дотащит.</text:p>
      <text:p text:style-name="P146"/>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4">– </text:span>Этой… Бери… Сам делал… Ток не говори никому, лады?</text:p>
      <text:p text:style-name="P47">Я <text:span text:style-name="T96">кивнул и</text:span> сунул флягу за пазуху. Биг Мак молниеносно накрыл дерюгой подсумок и через мгновение за телегу заглянула Эпплджек.</text:p>
      <text:p text:style-name="P47"><text:span text:style-name="T14">–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3">именно в такой последовательности.</text:span></text:p>
      <text:p text:style-name="P1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3">объявляла вывеска.</text:span></text:p>
      <text:p text:style-name="P147"><text:span text:style-name="T63">Ну что же, Анон, если тебе повезёт, ты найдёшь тут пару блюд без травы!</text:span></text:p>
      <text:p text:style-name="P147"><text:span text:style-name="T63"/></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4">– </text:span>Свободно? <text:span text:style-name="T14">– </text:span>спросил я у единственной пони, сидящей за столиком.</text:p>
      <text:p text:style-name="P47"><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4">– <text:s/></text:span>Пирог с грибами, яишницу и чизкейк<text:span text:style-name="T14"> – </text:span>сообщил я подошедшей официантке.</text:p>
      <text:p text:style-name="P47"><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text:span text:style-name="T97">как подушка,</text:span> к тому же.</text:p>
      <text:p text:style-name="P147"><text:span text:style-name="T14">– </text:span>И салат «по-кантерлотски». <text:span text:style-name="T14">– </text:span><text:span text:style-name="T21">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4">– </text:span>Вы, наверное, ждёте кого-то?</text:p>
      <text:p text:style-name="P49"><text:span text:style-name="T14">– </text:span>Неа.</text:p>
      <text:p text:style-name="P49"><text:span text:style-name="T14">– </text:span>Просто обедаете?</text:p>
      <text:p text:style-name="P49"><text:span text:style-name="T14">– </text:span>Неа.</text:p>
      <text:p text:style-name="P49"><text:span text:style-name="T14">– </text:span>Просто сидите и мрачно смотрите на меня?</text:p>
      <text:p text:style-name="P49"><text:soft-page-break/><text:span text:style-name="T14">– </text:span>Неа.</text:p>
      <text:p text:style-name="P49"/>
      <text:p text:style-name="P49">Хм, а эта пони не из разговорчивых. Ну ладно.</text:p>
      <text:p text:style-name="P41"/>
      <text:p text:style-name="P49"><text:span text:style-name="T14">– </text:span>А что же вы делаете?</text:p>
      <text:p text:style-name="P49"><text:span text:style-name="T14">– </text:span>Веселюсь. <text:span text:style-name="T14">– </text:span>мрачно заявила пони.</text:p>
      <text:p text:style-name="P49"><text:span text:style-name="T14">–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4">–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4">– </text:span>Мы с вами раньше встречались?</text:p>
      <text:p text:style-name="P49"><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text:span text:style-name="T98">Н</text:span>он-<text:span text:style-name="T98">нон</text:span>,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4">– </text:span>Оставь, Салвер.<text:span text:style-name="T14"> </text:span>Ему за счёт заведения.</text:p>
      <text:p text:style-name="P47"><text:span text:style-name="T14">– </text:span>Ясно, мисс Пинки. <text:span text:style-name="T14">– </text:span>официантка кивнула и ушла.</text:p>
      <text:p text:style-name="P47"><text:span text:style-name="T14">– Ч</text:span>его-о-о?<text:span text:style-name="T14"> </text:span>Так это твой бар?</text:p>
      <text:p text:style-name="P47"><text:span text:style-name="T14">– </text:span>Агась. <text:span text:style-name="T14">– </text:span>поняха развела копыт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text:span text:style-name="T98">гнал</text:span>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4">– </text:span>Тихо-тихо. <text:span text:style-name="T14">– </text:span>я оглянулся на посетителей. Поняху определённо надо было успокоить: шёпот Пинки, наверное, был слышен даже на улице. <text:span text:style-name="T14">– </text:span>Не вспоминай опять. Давай лучше выпьем на брудершафт. За знакомство.</text:p>
      <text:p text:style-name="P47"><text:span text:style-name="T14">– </text:span>Агась! <text:span text:style-name="T14">– </text:span><text:span text:style-name="T22">согласно </text:span>кивнула пони, придвигая ко мне бутылку. <text:span text:style-name="T14">– </text:span>Хотя ты и так уже знаком со мной, глупенький <text:span text:style-name="T98">Нон-нон</text:span>,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4">– </text:span>У меня есть идея получше. <text:span text:style-name="T14">– </text:span>на свет показалась фляга Большого Макинтоша.</text:p>
      <text:p text:style-name="P47"><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4">– </text:span>Починил телегу. Только молчок про самогон, раз уж ты в курсе. <text:span text:style-name="T14">– </text:span>я разлил сидр по чашкам.</text:p>
      <text:p text:style-name="P47"><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text:span text:style-name="T98">После чего залпом опустошила чашку.</text:span></text:p>
      <text:p text:style-name="P47"><text:s/>Сидр Биг Мака на вкус был безобидным, чуть забродившим яблочным соком. Я <text:span text:style-name="T98">опорожнил свою</text:span> чашку и заявил Пинки:</text:p>
      <text:p text:style-name="P47"><text:span text:style-name="T14">–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text:span text:style-name="T98">А</text:span> когда я поднял голову, то увидел напротив полторы Пинки Пай.</text:p>
      <text:p text:style-name="P47"><text:span text:style-name="T14">– У </text:span>тебя такая смешная мордочка! <text:span text:style-name="T14">– </text:span>захихикали Пинки, покачиваясь. <text:span text:style-name="T14">– </text:span>Как будто ты <text:span text:style-name="T63">подкову </text:span>в пироге обнаружил. <text:span text:style-name="T98">Ик! </text:span>Или Селестию в ванной.</text:p>
      <text:p text:style-name="P47">Это сравнение пробудило во мне полузабытое воспоминание.</text:p>
      <text:p text:style-name="P47"><text:span text:style-name="T14">– </text:span>Эмм… Скажи-ка мне, мой друг П-п-пинки… Легенда про фаэри <text:span text:style-name="T18">— </text:span><text:span text:style-name="T63">эт правда?</text:span></text:p>
      <text:p text:style-name="P47"><text:span text:style-name="T18">– </text:span><text:span text:style-name="T63">Какая из? Их много, вообще-то. Ик!</text:span></text:p>
      <text:p text:style-name="P47"><text:span text:style-name="T18">–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8">– Н</text:span><text:span text:style-name="T63">он-нон, </text:span><text:span text:style-name="T18">– </text:span><text:span text:style-name="T63">захихикала Пинки, взъерошив копытами розовые кудряшки и попытавшись соорудить из них бороду, </text:span><text:span text:style-name="T18">–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8">–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8">– </text:span><text:span text:style-name="T63">Ты что-о-о! Нельзя любить фаэри! Она похитит твоё сердце, и ты будешь искать её, пока не… </text:span><text:span text:style-name="T18">– </text:span><text:span text:style-name="T63">Пинки погрузилась </text:span><text:span text:style-name="T64">мордочкой </text:span><text:span text:style-name="T63">в так и не съеденный салат «по-кантерлотски» и захрапела.</text:span></text:p>
      <text:p text:style-name="P47"><text:span text:style-name="T18">– </text:span><text:span text:style-name="T63">Пока не умру?</text:span></text:p>
      <text:p text:style-name="P47"><text:span text:style-name="T18">– </text:span><text:span text:style-name="T63">Нет, глупенький. </text:span><text:span text:style-name="T18">– </text:span><text:span text:style-name="T63">пробулькала Пинки из миски. </text:span><text:span text:style-name="T18">–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text:span text:style-name="T99">Н</text:span>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text:span text:style-name="T99">лягать </text:span>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text:span text:style-name="T99">ного столба</text:span>, сквозь который только что пытался пробежать. Возле меня хлопотала Пинки Пай, прикладывая к моему лбу мокрую тряпочку.</text:p>
      <text:p text:style-name="P50"><text:span text:style-name="T14">– </text:span>Судя по тому, как ты стремительно сбежал от меня не попрощавшись, у тебя проблемы. <text:span text:style-name="T14">– </text:span>заметила с укором кобылка. <text:span text:style-name="T14">– </text:span>Странно, мы, вроде, только сегодня познакомились.</text:p>
      <text:p text:style-name="P50"><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0"><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0"><text:span text:style-name="T14">–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text:span text:style-name="T99">отчаянными</text:span>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4">– </text:span>Сто-о-ой! <text:span text:style-name="T14">– </text:span>заорал я. <text:span text:style-name="T14">– </text:span>Выпрыгивай из бочки!!!</text:p>
      <text:p text:style-name="P50">Кобылка-пилот улыбнулась и постукала копытцем по шлему, показывая, что не слышит меня.</text:p>
      <text:p text:style-name="P50"><text:span text:style-name="T14">– </text:span>Выпрыгива-а-а… <text:span text:style-name="T14">–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4">– </text:span>Э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4">– </text:span>Смотри, вот те и ответ на вопрос, куда деваются пони!</text:p>
      <text:p text:style-name="P50"><text:span text:style-name="T14">– </text:span>Где? <text:span text:style-name="T14">– </text:span>единорожка начала оглядываться.</text:p>
      <text:p text:style-name="P50"><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0"><text:span text:style-name="T14">– </text:span>И что? Я всё равно не пойму, куда деваются пони? И куда пропала Скуталу?</text:p>
      <text:p text:style-name="P50"><text:span text:style-name="T14">– Я </text:span>их ем. <text:span text:style-name="T14">– </text:span>зверски ухмыльнувшись, сообщил я <text:span text:style-name="T100">кобылкам</text:span>. <text:span text:style-name="T14">–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0"><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text:span text:style-name="T101">общей </text:span>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text:span text:style-name="T101">уют</text:span>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4">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text:span text:style-name="T82">Анон</text:span>!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text:span><text:span text:style-name="T13">а м</text:span><text:span text:style-name="T1">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4">–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4">–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 написать солнцем «<text:span text:style-name="T14">х#й</text:span>» на небе, чем заставить пони-чинушу поступиться хотя бы запятой в должностных инструкциях.</text:p>
      <text:p text:style-name="P50"><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0"><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4">– </text:span>Это неправильно! <text:span text:style-name="T14">– </text:span>заявила Рэйнбоу Дэш, отвернувшись от окна.</text:p>
      <text:p text:style-name="P50"><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0"><text:span text:style-name="T14">– </text:span>Да я не про то! <text:span text:style-name="T14">– </text:span>отмахнулась пегаска. <text:span text:style-name="T14">– </text:span>Посмотри на поле.</text:p>
      <text:p text:style-name="P50"><text:span text:style-name="T14">– </text:span>И что? Поле как поле.</text:p>
      <text:p text:style-name="P50"><text:soft-page-break/><text:span text:style-name="T14">– </text:span>Оно не убрано. <text:span text:style-name="T14">– </text:span>мрачно ответила пегаска. <text:span text:style-name="T14">–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4">– </text:span>У самого посёлка поля убраны. Наверняка дойдёт дело и до остальных.</text:p>
      <text:p text:style-name="P50"><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4">– </text:span>Спасибо, но от пинкиных плюшек у меня фланки округляются.</text:p>
      <text:p text:style-name="P50"><text:span text:style-name="T14">– </text:span>Да ладно тебе, Дэш! От одной не округлятся.</text:p>
      <text:p text:style-name="P50"><text:span text:style-name="T14">– </text:span>От одной —<text:span text:style-name="T14"> </text:span>нет. Но я ж на одной не остановлюсь. <text:span text:style-name="T14">– п</text:span>егаска взяла карту и нахмурилась. <text:span text:style-name="T14">–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4"> </text:span>Как будто…</text:p>
      <text:p text:style-name="P50"><text:span text:style-name="T14">–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4">–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4">–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4">– </text:span>Леди и джентльпони! Просьба не паниковать! Поезд дальше не идёт: впереди провал! <text:span text:style-name="T14">– </text:span>крикнул проводник.</text:p>
      <text:p text:style-name="P50"><text:span text:style-name="T14">– </text:span>Какой ещё, в дышло, провал? Я проезжал тут два дня назад!</text:p>
      <text:p text:style-name="P50"><text:span text:style-name="T14">– </text:span>Безобразие! Верните мне деньги за билет!</text:p>
      <text:p text:style-name="P50"><text:span text:style-name="T14">– </text:span>Как вы смеете! Я опоздаю в порт! <text:s/><text:span text:style-name="T14">–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4">– </text:span>Эта дыра фиг знает на сколько длится! <text:span text:style-name="T14">– </text:span>заявила Дэш, выныривая из темноты. <text:span text:style-name="T14">–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4">– </text:span>Дэш, нам надо на ту сторону.</text:p>
      <text:p text:style-name="P50">Пегаска развела копытами.</text:p>
      <text:p text:style-name="P50"><text:span text:style-name="T14">– </text:span>Нет проблем. Я могу тебя перенести.</text:p>
      <text:p text:style-name="P50">Я с сомнением посмотрел на пегаску. Дэш в холке была мне по пояс.</text:p>
      <text:p text:style-name="P50"><text:span text:style-name="T14">–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0">Мля.</text:p>
      <text:p text:style-name="P50"><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4">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4">– </text:span>Ты как, в порядке? Анон? <text:span text:style-name="T14">– п</text:span>егаска озабоченно потрогала меня за плечо. <text:span text:style-name="T14">–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4">–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50">прочитал охранник, близоруко щурясь.</text:span></text:p>
      <text:p text:style-name="P50"><text:span text:style-name="T14">– </text:span>Удостоверение личности предъявлять? <text:span text:style-name="T14">– </text:span>осведомился я.</text:p>
      <text:p text:style-name="P50"><text:span text:style-name="T14">– </text:span>Ч-ч-человеку А-а-анонимусу? <text:span text:style-name="T14">–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0">Дэш, ни слова не говоря, прислонила ухо к двери.</text:p>
      <text:p text:style-name="P50"><text:span text:style-name="T14">– </text:span>Будешь смеяться, но именно этим он и занят. Вызывает полицию по телефону. <text:span text:style-name="T14">– </text:span>сообщила пегаска.</text:p>
      <text:p text:style-name="P50"><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4">– </text:span>Оп-па! <text:span text:style-name="T14">– </text:span>пегаска оторвала ухо от двери. <text:span text:style-name="T14">–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4">– </text:span>Сколько у нас времени?</text:p>
      <text:p text:style-name="P50">Дэш почесала в затылке.</text:p>
      <text:p text:style-name="P50"><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4">–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4">–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0">Снаружи послышался вой сирены и цокот множества копыт.</text:p>
      <text:p text:style-name="P50"><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Пиздец! Мы с Дэш переглянулись.</text:p>
      <text:p text:style-name="P50"><text:span text:style-name="T14">– </text:span>Это твои двадцать минут? <text:span text:style-name="T14">– </text:span>возмутился я. <text:span text:style-name="T14">– </text:span>Да ещё и десяти не прошло!</text:p>
      <text:p text:style-name="P50">Дэш вымучено скривилась.</text:p>
      <text:p text:style-name="P50"><text:span text:style-name="T14">– Человек</text:span> Анонимус, здание окружено! Мы знаем, что ты внутри! Выходи добровольно, или будешь взят силой! <text:span text:style-name="T14">– </text:span>загремел усиленный мегафоном голос.</text:p>
      <text:p text:style-name="P50">Я разбил топором стеклянные дверцы прибора и вытащил рубины.</text:p>
      <text:p text:style-name="P50"><text:span text:style-name="T14">–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4">– </text:span>Ну уж фигушки. Я тебя тут не оставлю.</text:p>
      <text:p text:style-name="P50"><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4">– Н</text:span>е тупи! <text:span text:style-name="T14">– </text:span>упрямо мотнула головой пегаска. <text:span text:style-name="T14">–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4">– </text:span>Быстро за мной! <text:span text:style-name="T14">–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4">– Ю-</text:span>хууу<text:span text:style-name="T14">!!!</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4">–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4">– Анон</text:span>, подвинься!</text:p>
      <text:p text:style-name="P50">Пегаска оттеснила меня крупом и повернулась к двери задом.</text:p>
      <text:p text:style-name="P50"><text:span text:style-name="T14">–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4">– </text:span>Ты чего на меня так уставился? <text:span text:style-name="T14">– </text:span>подозрительно спросила пегаска.</text:p>
      <text:p text:style-name="P50"><text:span text:style-name="T14">– </text:span>Да так… Не ожидал, что ты такая…</text:p>
      <text:p text:style-name="P50"><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0"><text:soft-page-break/>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4">– </text:span>Ну вот, теперь действуй! — я положил рубины в кошелёк, повесил его пегаске на шею и вдруг, сам для себя неожиданно, обнял её худенькое тело.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4">– </text:span>Ты! Не! По! Нял! Те! Бе! Не! Льзя! Тут! Ос! Та! ВАТЬСЯ!!! <text:span text:style-name="T14">–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4">–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4">–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4">–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4">– </text:span>Так-так, посмотрим, что тут у нас. Ага. Гм. Это наверняка тот монстр-примат, о котором писали в газетах. Занятно.</text:p>
      <text:p text:style-name="P50"><text:soft-page-break/>Я крутился в левитационном поле перед единорожкой как некий диковинный экспонат из шоу уродцев.</text:p>
      <text:p text:style-name="P50"><text:span text:style-name="T14">– </text:span>А это у нас кто? Гм-м. Пегаска. Вот так раз! Рэйнбоу Дэш! Какими судьбами?</text:p>
      <text:p text:style-name="P50"><text:span text:style-name="T14">– </text:span>ТРИКСИ! <text:span text:style-name="T14">– <text:s/></text:span>фейсхуфнула Дэш. <text:span text:style-name="T14">– </text:span>Во имя Селестии, ЧТО ты тут делаешь?!!</text:p>
      <text:p text:style-name="P50"><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4">–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0"><text:span text:style-name="T14">– </text:span>Трикси! Не смей! У нас мегаважное задание! Нам нужно вернуться в Понивилль во что бы то ни стало! <text:span text:style-name="T14">– </text:span>пегаска извивалась изо всех сил, пытаясь выбраться из магического захвата.</text:p>
      <text:p text:style-name="P50"><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4">– </text:span>Ей ведь нельзя рассказывать, да?</text:p>
      <text:p text:style-name="P50"><text:span text:style-name="T14">– </text:span>Нельзя. <text:span text:style-name="T14">– </text:span>подтвердил я. <text:span text:style-name="T14">–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4">–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4">– </text:span>ОГО!</text:p>
      <text:p text:style-name="P50">Единорожка аж села на крыльцо от удивления.</text:p>
      <text:p text:style-name="P50"><text:span text:style-name="T14">–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4">– </text:span>Мы приняли решение не выдавать вас полиции в обмен на то, что вы расскажете нам о вашей секретной миссии!</text:p>
      <text:p text:style-name="P50"><text:span text:style-name="T14">– </text:span>Не пойдёт! <text:span text:style-name="T14">– </text:span>заявил я. <text:span text:style-name="T14">– </text:span>Я уже сказал, что это тайна. Мне добавить нечего.</text:p>
      <text:p text:style-name="P50"><text:span text:style-name="T14">– </text:span>Да неужели? <text:span text:style-name="T14">– </text:span>захлопала ресницами Трикси. <text:span text:style-name="T14">–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0"><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4">–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3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4">– </text:span>Прикинь, а? <text:span text:style-name="T14">– </text:span>участливо ткнулась в меня носом Дэш. <text:span text:style-name="T14">– </text:span>Над моими приколами тоже одна я и смеюсь. У<text:span text:style-name="T14">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4">–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4">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6">302 пони</text:span><text:span text:style-name="T28">.</text:span></text:p>
      <text:p text:style-name="P50"><text:span text:style-name="T66">250 пони</text:span><text:span text:style-name="T28">.</text:span></text:p>
      <text:p text:style-name="P50"><text:span text:style-name="T66">125 поней</text:span><text:span text:style-name="T28">.</text:span></text:p>
      <text:p text:style-name="P50"><text:span text:style-name="T28">54 паня.</text:span>»</text:p>
      <text:p text:style-name="P50"/>
      <text:p text:style-name="P5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text:span><text:soft-page-break/><text:span text:style-name="T40">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Анон. </text:span><text:span text:style-name="T24">Дружба </text:span><text:span text:style-name="T39">—</text:span><text:span text:style-name="T24"> </text:span><text:span text:style-name="T3">э</text:span><text:span text:style-name="T24">то, </text:span><text:span text:style-name="T68">так её </text:span><text:span text:style-name="T3">разэтак</text:span><text:span text:style-name="T68">,</text:span><text:span text:style-name="T24"> магия!</text:span></text:p>
      <text:p text:style-name="Standard"><text:span text:style-name="T24">P.S. Мне тебя не хватает. Сильно.</text:span><text:span text:style-name="T59">»</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text:soft-page-break/>–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text:soft-page-break/>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6">37 пни</text:span></text:p>
      <text:p text:style-name="P69">24пн</text:p>
      <text:p text:style-name="P69">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6">302 пони</text:span><text:span text:style-name="T28">.</text:span></text:p>
      <text:p text:style-name="P50"><text:span text:style-name="T66">250 пони</text:span><text:span text:style-name="T28">.</text:span></text:p>
      <text:p text:style-name="P50"><text:span text:style-name="T66">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text:soft-page-break/>–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67">И товары</text:span> вовсе<text:span text:style-name="T67"> не </text:span>бесплатные<text:span text:style-name="T6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4">–</text:span> А какой у тебя там был образ жизни?</text:p>
      <text:p text:style-name="P50"><text:span text:style-name="T14">–</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4">–</text:span> Лягать-колотить! Ты сидел в тюрьме? За что тебя посадили?</text:p>
      <text:p text:style-name="P50"><text:span text:style-name="T14">–</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4">–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1">пишешь</text:span><text:span text:style-name="T53">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4">делать крюк</text:span> в сто миль?! Да это ж ещё неделю ходьбы! У нас картошки осталось на день, твоими стараниями<text:span text:style-name="T14">!</text:span></text:p>
      <text:p text:style-name="P52">Пегаска <text:span text:style-name="T14">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14">— н</text:span>е такой! Ты не любишь пони!!!</text:p>
      <text:p text:style-name="P52"><text:soft-page-break/>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4">– </text:span>Выф-выф-вуф! <text:span text:style-name="T14">– </text:span>возразил я.</text:p>
      <text:p text:style-name="P52">Отпихнув от лица живот пегаски и выплюнув шерсть, я продолжил.</text:p>
      <text:p text:style-name="P52"><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4">– </text:span>Бе-бе-бе! <text:span text:style-name="T14">– </text:span>устало передразнила меня Дэш. <text:span text:style-name="T14">– А</text:span>нон! Я <text:span text:style-name="T14">— </text:span>плохая пони, потому что хотела получить то, что мне не принадлежит.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4">– </text:span>Дэш, я знаю. Просто не могу о ней забыть.</text:p>
      <text:p text:style-name="P52">Пегаска тяжело поднялась.</text:p>
      <text:p text:style-name="P52"><text:span text:style-name="T14">– </text:span>Везёт же некоторым. <text:span text:style-name="T14">– </text:span>пробормотала она, раскрывая крылья для просушки.</text:p>
      <text:p text:style-name="P52"><text:soft-page-break/>…</text:p>
      <text:p text:style-name="P52"><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А</text:span><text:span text:style-name="T36">нон, ты весь дрожишь! Тебе надо просушить шерсть. </text:span>Снимай-ка одежду! <text:span text:style-name="T14">–</text:span> <text:span text:style-name="T1">с</text:span>командовала <text:span text:style-name="T1">вдруг</text:span> Дэш.</text:p>
      <text:p text:style-name="P1"><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4">– </text:span><text:span text:style-name="T1">Я не умею. Неумеха. </text:span><text:span text:style-name="T14">–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text:span text:style-name="T1">эмм</text:span>…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text:span text:style-name="T1">Анон</text:span>,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text:span text:style-name="T1">м-м-м…</text:span>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4">–</text:span> Про меня таки забыли. Отлично.</text:p>
      <text:p text:style-name="P52"><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2"><text:span text:style-name="T14">–</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4">– </text:span>Твайлайт, привет! Мы вернулись! <text:span text:style-name="T14">–</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4">– К</text:span>АКОГО ХУЯ?!! Твайлайт, ёб твою понимать, ты чё творишь? <text:span text:style-name="T14">– </text:span>я вцепился в ручку двери.</text:p>
      <text:p text:style-name="P52"><text:span text:style-name="T14">– </text:span>Твайли, ты чего? <text:span text:style-name="T14">– </text:span>брыкалась Дэш. <text:span text:style-name="T14">– </text:span>Немедленно опусти меня на пол!</text:p>
      <text:p text:style-name="P52"><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4">– </text:span>Не беспокойся, Анон-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4">–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4">– </text:span>Твайлайт, не смей! <text:span text:style-name="T14">– </text:span>хриплым от ужаса голосом прошептал я. <text:span text:style-name="T14">– </text:span>Я тебе потом сниться буду!</text:p>
      <text:p text:style-name="P52"><text:span text:style-name="T14">–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4">–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4">– О</text:span>у! <text:span text:style-name="T6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4">– </text:span>Хрен-то тебе зачем? <text:span text:style-name="T14">– </text:span>с бессильной злостью спросил я. <text:span text:style-name="T14">– </text:span><text:span text:style-name="T67">Т</text:span>ы собираешься устроить филиал порнхаба для пони-извращенцев?</text:p>
      <text:p text:style-name="P52"><text:span text:style-name="T14">–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4">– </text:span>А если попроще?</text:p>
      <text:p text:style-name="P52"><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2"><text:span text:style-name="T14">–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4">–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4">–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4">–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4">– </text:span>Никогда, слышишь, никогда больше не смей подымать меня…</text:p>
      <text:p text:style-name="P52"><text:span text:style-name="T14">– </text:span>Откуда я знала, что резонансное заклинание так среагирует на…</text:p>
      <text:p text:style-name="P52"><text:span text:style-name="T14">– А</text:span>нон? <text:span text:style-name="T14">– </text:span>пегаска заметила, что я открыл глаза. <text:span text:style-name="T14">– </text:span>Ты в порядке?</text:p>
      <text:p text:style-name="P52">Я издал нечто среднее между брачным рёвом лося и стоном умирающего слона.</text:p>
      <text:p text:style-name="P52"><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4">–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4">– Н</text:span>е умничай, сахарок! Ш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2"><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4">– </text:span>Ты хорошо подумала? <text:span text:style-name="T14">– в</text:span>торила ей Рэйнбоу Дэш. <text:span text:style-name="T14">– </text:span>В Эквестрии десятки таких городов, как Понивилль! Мы не можем махнуть на них крылом!</text:p>
      <text:p text:style-name="P52"><text:span text:style-name="T14">– </text:span>Тебе-то на Понивилль точно махать! <text:span text:style-name="T14">– </text:span>огрызнулась фермерша. <text:span text:style-name="T14">– Т</text:span>вой дом, поди, не зацепит.</text:p>
      <text:p text:style-name="P52"><text:span text:style-name="T14">– </text:span>Что ты сказала? А ну, повтори? <text:span text:style-name="T14">– </text:span>взвилась пегаска.</text:p>
      <text:p text:style-name="P52"><text:span text:style-name="T14">– </text:span>Не ссорьтесь, девчёнки. <text:span text:style-name="T14">– </text:span>встрял я. <text:span text:style-name="T14">– </text:span>Ничем рисковать не придётся. У меня есть другой вариант. Я ещё в Фетлоке о нём вспомнил.</text:p>
      <text:p text:style-name="P52"><text:soft-page-break/><text:span text:style-name="T14">– </text:span>Ась?</text:p>
      <text:p text:style-name="P52"><text:span text:style-name="T14">– </text:span>Что?</text:p>
      <text:p text:style-name="P52"><text:span text:style-name="T14">– </text:span>Какой? <text:span text:style-name="T14">– </text:span>разом <text:span text:style-name="T14">о</text:span>бернулась ко мне компания.</text:p>
      <text:p text:style-name="P52"><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2"><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4">– Л</text:span>ягать! <text:span text:style-name="T14">– </text:span>сморщилась Эпплджек. <text:span text:style-name="T14">– </text:span>У меня после ожерелья Честности в башке гудит, шо после маковского сидра!</text:p>
      <text:p text:style-name="P52"><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4">– </text:span>Рэр, иногда лучше жевать, чем говорить. Вот честно!</text:p>
      <text:p text:style-name="P52"><text:span text:style-name="T14">– </text:span>Как пожелаешь! Анон,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4">– </text:span>Они лежали в нагрудном кармане рубашки.</text:p>
      <text:p text:style-name="P52">Твайлайт отвлеклась от доски.</text:p>
      <text:p text:style-name="P52"><text:span text:style-name="T14">–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4">– </text:span>Вот, прибрался малёхо. Но с потолка сажу ещё не успел счистить, там стремянка нужна.</text:p>
      <text:p text:style-name="P52"><text:span text:style-name="T14">– </text:span>Спайки-Вайки, не выкидывай одежду, пожалуйста. В ней должны быть рубины.</text:p>
      <text:p text:style-name="P52"><text:span text:style-name="T14">– </text:span>Какие ещё рубины? <text:span text:style-name="T14">– </text:span>переспросил Спайк и зажевал быстрее.</text:p>
      <text:p text:style-name="P52"><text:span text:style-name="T14">–</text:span> Резонаторные! <text:span text:style-name="T14">–</text:span> холодея, ответил я. <text:span text:style-name="T14">– </text:span>В кармане рубашки должны лежать четыре кристалла.</text:p>
      <text:p text:style-name="P52"><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25"/>
      <text:p text:style-name="P52">…</text:p>
      <text:p text:style-name="P52"/>
      <text:p text:style-name="P52"><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4">– К</text:span>акой-то неправильный у Нон-нона смех! <text:span text:style-name="T14">– </text:span>голос Пинки был еле слышен из-под наваленных на меня подушек. <text:span text:style-name="T14">–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4">– Н</text:span>он-нон? Ты сейчас правильный, или нет?</text:p>
      <text:p text:style-name="P52"><text:span text:style-name="T14">– А</text:span>нон, ты как? Тебе уже лучше? <text:span text:style-name="T14">– </text:span>в прямоугольнике появилась голова Рэйнбоу Дэш.</text:p>
      <text:p text:style-name="P52"><text:span text:style-name="T14">– </text:span>Фигурально выражаясь, ты в себе? <text:span text:style-name="T14">– </text:span>вклинилась между ними Твайлайт Спаркл.</text:p>
      <text:p text:style-name="P52"><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4">– </text:span>Отпустите. Я уже правильный. <text:span text:style-name="T14">–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2"><text:span text:style-name="T14">– </text:span>Спайк!!! Немедленно… <text:s/>сбегай к Кейкам за выпечкой! Нам всем нужно успокоиться.</text:p>
      <text:p text:style-name="P52"><text:span text:style-name="T14">–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4">– </text:span>Ты точно знаешь, шо делаешь? <text:span text:style-name="T14">– </text:span>переспросила Эпплджек. <text:span text:style-name="T14">– </text:span>Мне бы не хотелось, чтоб от Понивилля остались одни головешки.</text:p>
      <text:p text:style-name="P52"><text:span text:style-name="T14">– </text:span>Не беспокойся, всё просчитано. Я уверена, я подчёркиваю, я абсолютно уверена в безопасности эксперимента!</text:p>
      <text:p text:style-name="P52"><text:span text:style-name="T14">– </text:span>Ой, шо-то мне нехорошо становится, когда ты так говоришь…</text:p>
      <text:p text:style-name="P52"><text:span text:style-name="T14">–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4">– </text:span>А-а-а, ты всё-таки пришёл… <text:span text:style-name="T14">–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4">–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4">–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4">–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4">–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4">–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4">–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4">– </text:span>Кимеринн погиб, чтобы ты жил.</text:p>
      <text:p text:style-name="P52">Шаг назад.</text:p>
      <text:p text:style-name="P52"><text:span text:style-name="T14">– </text:span>Сел осталась без магии и развоплотилась из-за тебя.</text:p>
      <text:p text:style-name="P52">Шаг назад.</text:p>
      <text:p text:style-name="P52"><text:span text:style-name="T14">–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4">– </text:span>Ты ведь вернёшься в Эквестрию? Не говори им, что увидел там! <text:span text:style-name="T14">–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4">–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42">– </text:span><text:span text:style-name="T30">Шейла! Шейла Блюскай! И я уже не малышка! </text:span><text:span text:style-name="T42">–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4">–</text:span> А<text:span text:style-name="T1">нон?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4">– </text:span>Ну шо? Увидел шо-нибудь, сахарок?</text:p>
      <text:p text:style-name="P52">Пони уставились на меня с надеждой.</text:p>
      <text:p text:style-name="P52"><text:span text:style-name="T14">– </text:span>Да.</text:p>
      <text:p text:style-name="P52">Откровение давило на психику как тонна кирпичей. Я не знал, что им сказать. Я не мог.</text:p>
      <text:p text:style-name="P52"><text:span text:style-name="T14">– П</text:span>ревосходно!</text:p>
      <text:p text:style-name="P52"><text:span text:style-name="T14">– </text:span>Это просто супер-дупер-здоровски-потрясно!</text:p>
      <text:p text:style-name="P52"><text:span text:style-name="T14">– </text:span>Йей!</text:p>
      <text:p text:style-name="P52"><text:span text:style-name="T14">– </text:span>Ю-ху!</text:p>
      <text:p text:style-name="P52"><text:span text:style-name="T14">– О</text:span>фигенно! Мы победили! Анон, ты молодец!</text:p>
      <text:p text:style-name="P52"><text:span text:style-name="T14">– </text:span>Замечательно! Секундочку, я приготовлю дневник…</text:p>
      <text:p text:style-name="P52">Восторг пони постепенно сменился ожиданием. Я молчал.</text:p>
      <text:p text:style-name="P52"><text:span text:style-name="T14">– </text:span>Эмм? И что же ты увидел? <text:span text:style-name="T14">– </text:span>не выдержала Твайлайт.</text:p>
      <text:p text:style-name="P52"><text:span text:style-name="T14">– </text:span>Я… не могу сказать этого.</text:p>
      <text:p text:style-name="P52">Ожидание сменилось недоумением. Рэйнбоу Дэш насмешливо скривила губы.</text:p>
      <text:p text:style-name="P52"><text:span text:style-name="T14">– </text:span>Да ладно! Кончай прикалываться, Анон, мы же ждём! Шутка зачлась!</text:p>
      <text:p text:style-name="P52"><text:soft-page-break/><text:span text:style-name="T14">– </text:span>Не могу!!!</text:p>
      <text:p text:style-name="P52"/>
      <text:p text:style-name="P52">…</text:p>
      <text:p text:style-name="P52"/>
      <text:p text:style-name="P52">Молчание прервала Эпплджек.</text:p>
      <text:p text:style-name="P52"><text:span text:style-name="T14">– </text:span>Сахарок, с тобой всё в порядке?</text:p>
      <text:p text:style-name="P52">Дэш подошла ко мне вплотную, обняла меня за шею и прижалась нос к носу.</text:p>
      <text:p text:style-name="P52"><text:span text:style-name="T14">– Анон</text:span>, ты чего? <text:span text:style-name="T14">– </text:span>прошептала она. <text:span text:style-name="T14">– </text:span>Тебя во сне кто-то заколдовал? Мигни мне правым глазом, если да.</text:p>
      <text:p text:style-name="P52">Я высвободился из объятий пегаски.</text:p>
      <text:p text:style-name="P52"><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4">– </text:span>Конски яблоки! Вот это поворот! А мне так хотелось узнать, шо за нечисть тут орудует!</text:p>
      <text:p text:style-name="P52"><text:span text:style-name="T14">–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4">–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4">– </text:span>Рэр, отвали!</text:p>
      <text:p text:style-name="P52"><text:span text:style-name="T14">– </text:span>Оу, какие страсти! Ладно-ладно, не сердись, дорогая, не мешаю!</text:p>
      <text:p text:style-name="P52"><text:span text:style-name="T14">–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4">– </text:span>Стойте!</text:p>
      <text:p text:style-name="P52">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2"><text:span text:style-name="T14">– </text:span>Ага, вот! Нашла! Анон прав! В «Заклинании Последнего Шанса» есть такое! <text:span text:style-name="T14">– </text:span>единорожка принялась зачитывать отрывок.</text:p>
      <text:p text:style-name="P52">…</text:p>
      <text:p text:style-name="P52">«<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6">слишком громко думать. И сообщить способ спасения — означает его разрушить.</text:span>»</text:p>
      <text:p text:style-name="P52">…</text:p>
      <text:p text:style-name="P52"><text:span text:style-name="T14">– </text:span>Ты хочешь сказать, если Анон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4">–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2"><text:span text:style-name="T14">–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2"><text:span text:style-name="T14">– </text:span>Бедный котик. <text:span text:style-name="T14">– </text:span>прошептала Флаттершай.</text:p>
      <text:p text:style-name="P52">Я насторожился, услышав знакомое заклинание.</text:p>
      <text:p text:style-name="P52"><text:span text:style-name="T14">– </text:span>Стой! Откуда тебе известно про заклинание Стирания?</text:p>
      <text:p text:style-name="P52"><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2"><text:span text:style-name="T14">– </text:span>Гм. Ну ладно, продолжай.</text:p>
      <text:p text:style-name="P52"><text:span text:style-name="T14">– </text:span>Так вот, по условию эксперимента известно, что вероятность того, что кто-то откроет ящик, ненулевая.</text:p>
      <text:p text:style-name="P52"><text:span text:style-name="T14">– </text:span>И что это означает, дорогая? <text:span text:style-name="T14">– </text:span>спросила Рэрити.</text:p>
      <text:p text:style-name="P52"><text:span text:style-name="T14">– </text:span>Это значит, что кто-нибудь когда-нибудь обязательно откроет его.</text:p>
      <text:p text:style-name="P52"><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2"><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4">–</text:span> То есть, ты хошь сказать, шо мы все — навроде этого кота, а Анон боится открыть ящик? Шоб мы не исчезли окончательно?</text:p>
      <text:p text:style-name="P52"><text:span text:style-name="T14">–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4">–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4">– </text:span>Лягать! <text:span text:style-name="T14">– </text:span>выругалась Дэш. <text:span text:style-name="T14">– </text:span>Значит, наши усилия по доставке резонаторов пошли лесом.</text:p>
      <text:p text:style-name="P52"><text:span text:style-name="T14">–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4">– </text:span>Тихо! Спайк, будь добр, сбегай к Кейкам за выпечкой. Нам надо успокоиться. Анон, хоть про Селестию ты нам можешь рассказать?</text:p>
      <text:p text:style-name="P52"><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2"><text:span text:style-name="T14">– А </text:span>как ты узнал… <text:span text:style-name="T14">– </text:span>начала было единорожка, но её перебил напряжённый голос Спайка.</text:p>
      <text:p text:style-name="P52"><text:span text:style-name="T14">– </text:span>Твай! <text:span text:style-name="T14">– </text:span>дракончик стоял в дверях спиной к нам. <text:span text:style-name="T14">–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4">–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2">Мы с пегаской застыли в синем левитационном поле и поплыли к Луне.</text:p>
      <text:p text:style-name="P52"><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4">–</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4">–</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4">–</text:span> ДОВОЛЬНО! НАМ НАДОЕЛА ЭТА НЕПОКОРНОСТЬ! ПОЗНАЙ ГНЕВ ПРИНЦЕССЫ НОЧИ!!!</text:p>
      <text:p text:style-name="P52"><text:span text:style-name="T14">–</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2"><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2"><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2"><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4">– О</text:span>хренеть! <text:span text:style-name="T14">– </text:span>чертыхнулся Спайк. <text:span text:style-name="T14">– </text:span><text:s/>Твай, она создаёт сферу стихий!</text:p>
      <text:p text:style-name="P52"><text:span text:style-name="T14">– </text:span>Вижу! <text:span text:style-name="T14">– </text:span>донёсся голос единорожки из-под потолка. <text:span text:style-name="T14">–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4">– </text:span>Погоди. У меня есть вариант получше.</text:p>
      <text:p text:style-name="P52">Я вылез из-под шкафа и попрыгал на одной ноге в центр зала.</text:p>
      <text:p text:style-name="P52"><text:span text:style-name="T14">– </text:span>Стойте! Прекратите! Да остановитесь же!!!</text:p>
      <text:p text:style-name="P52">Аликорница и шестёрка уставились на меня.</text:p>
      <text:p text:style-name="P52"><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2"><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4">– </text:span>Как ты её назвал? <text:span text:style-name="T14">– </text:span>отвалилась челюсть у аликорницы.</text:p>
      <text:p text:style-name="P52"><text:soft-page-break/><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2"><text:span text:style-name="T14">– </text:span>Что? <text:span text:style-name="T14">–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4">–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4">– </text:span>Что тут случилось? Почему все висят в воздухе? И всё вот это?</text:p>
      <text:p text:style-name="P52">Голос Спайка откуда-то из подвала ответил:</text:p>
      <text:p text:style-name="P52"><text:span text:style-name="T14">– </text:span>Потому что Твайлайт остановила время. В радиусе девяти метров, как мне кажется. Или десяти.</text:p>
      <text:p text:style-name="P52"><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4">–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4">–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4">– </text:span>Эмм, я вам подхожу?</text:p>
      <text:p text:style-name="P52"><text:span text:style-name="T14">– </text:span>КТО ТЫ? ПРЕДСТАВЬСЯ!</text:p>
      <text:p text:style-name="P52"><text:span text:style-name="T14">– </text:span>Эмм, Лира Хартстрингс, единорог. Я не то, чтобы маг, моя специализация — музыка…</text:p>
      <text:p text:style-name="P52"><text:span text:style-name="T14">– </text:span>ГОДИТСЯ! ТЫ ВИДИШЬ ТОЧКУ СИНГУЛЯРНОСТИ?</text:p>
      <text:p text:style-name="P52"><text:span text:style-name="T14">– </text:span>Эмм?</text:p>
      <text:p text:style-name="P52">Голос Спайка пояснил:</text:p>
      <text:p text:style-name="P52"><text:span text:style-name="T14">– </text:span>Вон та яркая искорка над лестницей, у которой вся картинка искривляется.</text:p>
      <text:p text:style-name="P52"><text:span text:style-name="T14">– </text:span>Да! Вижу.</text:p>
      <text:p text:style-name="P52"><text:span text:style-name="T14">– </text:span>ТЕПЕРЬ ЛЕВИТИРУЙ ПРИМАТА В ТОЧКУ СИНГУЛЯРНОСТИ.</text:p>
      <text:p text:style-name="P52"><text:span text:style-name="T14">– </text:span>Чего-о-о?!! <text:span text:style-name="T14">– </text:span>возопило моё малое сознание.</text:p>
      <text:p text:style-name="P52"><text:span text:style-name="T14">– </text:span>Эмм… Зачем?</text:p>
      <text:p text:style-name="P52"><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2"><text:span text:style-name="T14">– </text:span>Вы даёте слово, что человеку не будет причинён вред? <text:span text:style-name="T14">– </text:span>голос Лиры обрёл непривычную твёрдость.</text:p>
      <text:p text:style-name="P52"><text:span text:style-name="T14">– </text:span>КАК ТЫ СМЕЕШЬ СОМНЕВАТЬСЯ В НАС, СВОЕЙ ПРИНЦЕССЕ?</text:p>
      <text:p text:style-name="P52"><text:span text:style-name="T14">– Я </text:span>не сомневаюсь в вас, Ваше Высочество… Потому и требую слова!</text:p>
      <text:p text:style-name="P52"><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4">– </text:span>Ну, блядь, спасибо! <text:span text:style-name="T14">– </text:span>подумал я.</text:p>
      <text:p text:style-name="P52"><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4">–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4">– </text:span>Давай по-порядку. <text:span text:style-name="T14">– о</text:span>становила меня Луна. <text:span text:style-name="T14">–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4">– </text:span>Теперь ты понимаешь, почему Мы виним тебя в развоплощении сестры?</text:p>
      <text:p text:style-name="P52"><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2">Луна пристально взглянула на меня и понимающе склонила голову.</text:p>
      <text:p text:style-name="P52"><text:span text:style-name="T14">– </text:span>Мы знаем, иногда так бывает. Продолжай.</text:p>
      <text:p text:style-name="P52"><text:span text:style-name="T14">–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4">– </text:span>Да, помним.</text:p>
      <text:p text:style-name="P52"><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4">–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4">–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4">– </text:span>Ты что-то недоговариваешь. <text:span text:style-name="T14">– </text:span>шепнула Лу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4">–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4">–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2">Луна сморщила нос при этих словах, но всё же кивнула.</text:p>
      <text:p text:style-name="P52"><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4">– </text:span>Я приглашу их. Они не откажутся.</text:p>
      <text:p text:style-name="P52"><text:span text:style-name="T14">– </text:span>Что ж, ещё одной проблемой меньше. Теперь нужно решить, как найти Сел. Кто-то должен отправиться за ней.</text:p>
      <text:p text:style-name="P52"><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2"><text:soft-page-break/><text:span text:style-name="T14">– </text:span>А если…</text:p>
      <text:p text:style-name="P52"><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4">– </text:span>Остаётся ещё одна проблема. <text:span text:style-name="T14">– </text:span>тихо сказала тёмная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2"><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4">– </text:span>Почему же ты не смогла найти меня с его помощью?</text:p>
      <text:p text:style-name="P52">Аликорница смутилась.</text:p>
      <text:p text:style-name="P52"><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2"><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2"><text:soft-page-break/><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2"><text:span text:style-name="T14">– </text:span>А также совместить приятное с полезным. <text:span text:style-name="T14">– </text:span>не удержался я от подколки.</text:p>
      <text:p text:style-name="P47">Луна бросила на меня тяжёлый взгляд.</text:p>
      <text:p text:style-name="P5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9">–</text:span> Тогда зачем она..?</text:p>
      <text:p text:style-name="P47"><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0">–</text:span> А другие? Они тоже… давали мне потому, что считали меня последним шансом?</text:p>
      <text:p text:style-name="P50">У аликорницы отвалилась челюсть.</text:p>
      <text:p text:style-name="P50"><text:span text:style-name="T20">–</text:span> Другие? Кто ещё?<text:span text:style-name="T14"> </text:span>С кем ещё у тебя были… отношения?</text:p>
      <text:p text:style-name="P47"><text:span text:style-name="T19">–</text:span> С Рэйнбоу Дэш <text:span text:style-name="T19">–</text:span> ответил я несчастным голосом. <text:span text:style-name="T19">–</text:span> И, может быть, с Пинки.</text:p>
      <text:p text:style-name="P47"><text:span text:style-name="T19">–</text:span> А ты живчик. <text:span text:style-name="T19">–</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9">– Что?!! – с недоверием воскликнула Луна. – Сестра никогда не умела лечить. И сейчас не умеет </text:span><text:span text:style-name="T6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9">– О небо! Теперь Мы понимаем, почему она так ослабела! Как это в стиле Сестры </text:span><text:span text:style-name="T6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9">– Заместительная терапия </text:span><text:span text:style-name="T6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9">–</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9">–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4">– Анон</text:span>,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4">– </text:span>Спасибо, Дэш. Ты настоящий друг.</text:p>
      <text:p text:style-name="P52"><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4">– </text:span>Если отменить праздник, начнутся волнения. <text:span text:style-name="T14">– </text:span>ответила Луна на мой не 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64"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4">– </text:span>Да ш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4">– </text:span>Какая жалость, что это всё из-за вампирского мира! <text:span text:style-name="T14">– </text:span>пробормотала Рэрити. <text:span text:style-name="T14">–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4">– Анон</text:span>, ты тут? <text:span text:style-name="T14">–</text:span>Дэш просунула нос в дверь, не дожидаясь отклика. <text:span text:style-name="T14">– </text:span>Ага, вот ты где! Я с тобой!</text:p>
      <text:p text:style-name="P52">Она швырнула перемётные сумки мне на постель и пошла к выходу.</text:p>
      <text:p text:style-name="P52"><text:span text:style-name="T14">– </text:span>Ну, чего застрял? Пошли скорее, а то на хавчик опоздаем! <text:span text:style-name="T14">–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4">– </text:span>Располагайтесь. <text:span text:style-name="T14">–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2"><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2"><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4">–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супервизору </text:span><text:span text:style-name="T77">&lt;</text:span><text:span text:style-name="T76">Луна</text:span><text:span text:style-name="T77">&gt;</text:span><text:span text:style-name="T7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8">7.76</text:span>», сменившись на «<text:span text:style-name="T28">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8">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2">–</text:span><text:span text:style-name="T30"> Ну хорошо, а кто вами правит? Аликорн? Драконикус? Какой-нибудь человек с рогом во лбу? Или у вас нет правителя?</text:span></text:p>
      <text:p text:style-name="P33"><text:span text:style-name="T14">–</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7">трид</text:span><text:span text:style-name="T1">цать лет, если его сменят через </text:span><text:span text:style-name="T6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4">~~~ </text:span>Человек Анонимус Терранский <text:span text:style-name="T14">~~~</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text:soft-page-break/>–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7">задней осью </text:span><text:span text:style-name="T1">на табуретку. Я прилаживал ей новое колесо взамен <text:s/>утраченного. </text:span><text:span text:style-name="T67">Ещ</text:span><text:span text:style-name="T1">ё</text:span><text:span text:style-name="T67"> </text:span><text:span text:style-name="T1">немного, и будет как новенькая! В дворцовом гараже среди кучи хлама таки нашлось лопнувшее колесо, которое </text:span><text:span text:style-name="T67">мне удалось</text:span><text:span text:style-name="T1"> починить — о</text:span><text:span text:style-name="T67">бучение у</text:span><text:span text:style-name="T1"> Норфа не </text:span><text:span text:style-name="T6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7">на </text:span><text:span text:style-name="T1">корпус</text:span><text:span text:style-name="T6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text:soft-page-break/>–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7">о всём мире остались только м</text:span>ы<text:span text:style-name="T6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text:soft-page-break/></text:p>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8">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text:soft-page-break/></text:p>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67">А ч</text:span>то случилось с кракеном?</text:p>
      <text:p text:style-name="P52">– Он провалился в <text:span text:style-name="T6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text:soft-page-break/>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text:soft-page-break/></text:p>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6">—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65" text:outline-level="3">Воскресенье</text:h>
      <text:p text:style-name="P47"/>
      <text:p text:style-name="P1"><text:soft-page-break/>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6">Невозможно поверить, но два месяца</text:span><text:span text:style-name="T23">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3">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text:soft-page-break/>–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soft-page-break/>…</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7">кликнул по ним правой кнопкой </text:span><text:span text:style-name="T1">мыши</text:span><text:span text:style-name="T67"> и </text:span><text:span text:style-name="T1">выбрал</text:span><text:span text:style-name="T6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4">–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4">–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text:soft-page-break/>–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text:soft-page-break/>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4">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text:soft-page-break/>Classloader start…</text:p>
      <text:p text:style-name="P86">Loading dictionaries…</text:p>
      <text:p text:style-name="P86"><text:span text:style-name="T14">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4">Знаешь, я передумала: мы можем встретиться у тебя вечером, если ты не против. Только ни слова о</text:span>б<text:span text:style-name="T14"> М</text:span>ЛП<text:span text:style-name="T14">,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1">— после встречи на лестнице со смайлолицым у меня развилась мания преследования.</text:span></text:p>
      <text:p text:style-name="P99"><text:soft-page-break/><text:span text:style-name="T14">– Анон…</text:span><text:span text:style-name="T1"> Тут окно разбито… И верёвка висит. – пискнула Флаттершай из кухни.</text:span></text:p>
      <text:p text:style-name="P97"><text:span text:style-name="T14">–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36">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4">Я устало улыбнулся аликорнице </text:span>и осторожно закрыл ноутбук, переводя его в спящий режим<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98"><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08"/>
      <text:h text:style-name="P163" text:outline-level="2">2<text:span text:style-name="T1">9</text:span>. Отбытие</text:h>
      <text:p text:style-name="P111"/>
      <text:p text:style-name="P98"><text:span text:style-name="T14">–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4">– А что? – невинно захлопал глазами драконикус. – Я, между прочим, </text:span>намного раньше тебя <text:span text:style-name="T14">понял, где </text:span>искать<text:span text:style-name="T14"> Солнцезад</text:span>ую<text:span text:style-name="T14">. Ещё у тебя на работе. Признаюсь честно, я был худшего мнения о тебе, Проводник. Не думал, что ты догадаешься. Но ты всё-таки нашёл </text:span>Сахарную <text:span text:style-name="T14">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text:soft-page-break/>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oft-page-break/><text:span text:style-name="T14">– Слушай меня внимательно, </text:span>засранец — <text:span text:style-name="T14">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4">– Нет! Дискорд </text:span>— не убийца!!!</text:p>
      <text:p text:style-name="P118">С необычной для неё силой Флаттершай вытащила кляп изо рта драконикуса.</text:p>
      <text:p text:style-name="P118"><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4">– Р</text:span>ассказывай.</text:p>
      <text:p text:style-name="P118">Дискорд немного успокоился.</text:p>
      <text:p text:style-name="P118"><text:s/><text:span text:style-name="T14">– </text:span>Вообще-то, от тебя следовало бы избавиться, Проводник. Не знаю, что ты там разведал в <text:span text:style-name="T30">Большом Откровении</text:span>, но чувствую, что твоё знание может погубить Эквестрию. Но к<text:span text:style-name="T14">ак, интересно, я получу без </text:span>тебя<text:span text:style-name="T14"> приз из… копыт Луны?!! </text:span>Хмурая <text:span text:style-name="T14">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18"><text:span text:style-name="T14">–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30">словно кот с мышью</text:span>?</text:p>
      <text:p text:style-name="P118"><text:span text:style-name="T14">– </text:span>Анон! <text:span text:style-name="T14">– </text:span>крикнула Эпплджек из прихожей. <text:span text:style-name="T14">–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7">А если не </text:span>выдержит<text:span text:style-name="T6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30">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text:soft-page-break/></text:p>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4">–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18">…ограда края крыши промелькнула под нами…</text:p>
      <text:p text:style-name="P118"><text:span text:style-name="T14">–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4">–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text:soft-page-break/></text:h>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4">–</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4">– Т</text:span>ы что за хрен вообще? <text:span text:style-name="T14">– наконец сподобился я на членораздельную речь.</text:span></text:p>
      <text:p text:style-name="P47">Зверь смутился.</text:p>
      <text:p text:style-name="P47"><text:span text:style-name="T14">–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4">С кончика малого рога Анакорна сорвалась молния и под ним материализовался </text:span>зелёный <text:span text:style-name="T14">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0"><text:span text:style-name="T14">– Если я расскажу тебе н</text:span>астоящую<text:span text:style-name="T14"> причину </text:span>— ты исчезнешь! <text:span text:style-name="T14">– угрюмо заявил я.</text:span></text:p>
      <text:p text:style-name="P35">Морда Анакорна осветилась радостным озарением.</text:p>
      <text:p text:style-name="P35"/>
      <text:p text:style-name="P50"><text:span text:style-name="T14">–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4">– Ну… Я не идиот… я видел, что происходит за Чёрным </text:span>э<text:span text:style-name="T14">краном…</text:span></text:p>
      <text:p text:style-name="P50">Я глубоко вздохнул, как перед прыжком в воду.</text:p>
      <text:p text:style-name="P50"><text:span text:style-name="T14">– </text:span>Нет никакого мира-вампира. Мир людей не виноват. <text:span text:style-name="T14">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37"/>
      <text:p text:style-name="P3"><text:span text:style-name="T50">–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4">–</text:span><text:span text:style-name="T50">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60">–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0">.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50">– К сожалению, не </text:span><text:span text:style-name="T54">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50">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text:soft-page-break/>– 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4">.</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50">–</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50">—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2">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2">Marvel</text:span><text:span text:style-name="T30">.</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30">– Ты уже устранил крупнейший дефект Эквестрии </text:span><text:span text:style-name="T50">—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50">–</text:span><text:span text:style-name="T30"> А кьютимарки? Как, разрази меня квазар, объяснить кьютимарки? </text:span><text:span text:style-name="T50">–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Эквуса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text:soft-page-break/></text:p>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04">Я подозрительно посмотрел на Анакорна.</text:p>
      <text:p text:style-name="P103"><text:span text:style-name="T20">– </text:span><text:span text:style-name="T56">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20">– </text:span><text:span text:style-name="T56">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4">–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4">– </text:span>Пиши, как есть. <text:span text:style-name="T14">– </text:span>развёл копытами Анакорн. <text:span text:style-name="T14">– </text:span>Авось сгодится. Я писать точно не буду <text:span text:style-name="T61">—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text:soft-page-break/>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text:soft-page-break/>–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36">–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text:span text:style-name="T1">Дэш</text:span>.</text:p>
      <text:p text:style-name="P97"><text:soft-page-break/>Я опустил руку на шею <text:span text:style-name="T1">пегаски</text:span> и ощутил теплоту и лёгкое покалывание в пустоте.</text:p>
      <text:p text:style-name="P97"><text:span text:style-name="T14">–</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04T21:04:03.541337270</dc:date>
    <meta:editing-duration>P144DT21H34M3S</meta:editing-duration>
    <meta:editing-cycles>9087</meta:editing-cycles>
    <meta:generator>LibreOffice/5.1.6.2$Linux_X86_64 LibreOffice_project/10m0$Build-2</meta:generator>
    <meta:printed-by>макс </meta:printed-by>
    <meta:print-date>2017-07-30T17:54:58.23</meta:print-date>
    <meta:document-statistic meta:table-count="0" meta:image-count="0" meta:object-count="0" meta:page-count="228" meta:paragraph-count="4726" meta:word-count="100448" meta:character-count="665436" meta:non-whitespace-character-count="565214"/>
  </office:meta>
</office:document-meta>
</file>